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 manifest:full-path="ObjectReplacements/Object 1"/>
  <manifest:file-entry manifest:media-type="" manifest:full-path="ObjectReplacements/Object 2"/>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text/xml" manifest:full-path="Object 1/settings.xml"/>
  <manifest:file-entry manifest:media-type="text/xml" manifest:full-path="Object 1/content.xml"/>
  <manifest:file-entry manifest:media-type="application/vnd.oasis.opendocument.formula" manifest:version="1.2" manifest:full-path="Object 1/"/>
  <manifest:file-entry manifest:media-type="text/xml" manifest:full-path="Object 2/settings.xml"/>
  <manifest:file-entry manifest:media-type="text/xml" manifest:full-path="Object 2/content.xml"/>
  <manifest:file-entry manifest:media-type="application/vnd.oasis.opendocument.formula" manifest:version="1.2" manifest:full-path="Object 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SegoeUI" svg:font-family="SegoeUI"/>
    <style:font-face style:name="Times New Roman1" svg:font-family="'Times New Roman', 'Times New Roman'" style:font-family-generic="roman"/>
    <style:font-face style:name="ArialMT" svg:font-family="ArialMT" style:font-family-generic="swiss"/>
    <style:font-face style:name="Segoe UI" svg:font-family="'Segoe UI'" style:font-family-generic="swiss"/>
    <style:font-face style:name="Albany" svg:font-family="Alban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text-properties style:use-window-font-color="true" style:text-outline="false" style:text-line-through-style="none" style:font-name="Times New Roman" fo:font-style="normal" fo:text-shadow="none" style:text-underline-style="none" fo:font-weight="normal" style:font-name-asian="Albany" style:font-style-asian="normal" style:font-weight-asian="normal" style:font-name-complex="Albany" style:font-style-complex="normal" style:font-weight-complex="normal" style:text-emphasize="none"/>
    </style:style>
    <style:style style:name="P3" style:family="paragraph" style:parent-style-name="Drawing">
      <style:paragraph-properties fo:text-align="center" style:justify-single-word="false"/>
    </style:style>
    <style:style style:name="P4" style:family="paragraph" style:parent-style-name="Text_20_body" style:list-style-name="L1"/>
    <style:style style:name="P5" style:family="paragraph" style:parent-style-name="Text_20_body" style:list-style-name="L2"/>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fo:font-style="normal" style:text-underline-style="none" fo:font-weight="normal" style:font-style-asian="normal" style:font-weight-asian="normal" style:font-style-complex="normal" style:font-weight-complex="normal"/>
    </style:style>
    <style:style style:name="T2" style:family="text">
      <style:text-properties style:font-name="Times New Roman" fo:font-style="normal" style:font-name-asian="ArialMT" style:font-style-asian="normal" style:font-name-complex="ArialMT" style:font-style-complex="normal"/>
    </style:style>
    <style:style style:name="T3" style:family="text">
      <style:text-properties style:font-name="Times New Roman" fo:font-style="normal" style:font-name-asian="SegoeUI" style:font-style-asian="normal" style:font-name-complex="SegoeUI" style:font-style-complex="normal"/>
    </style:style>
    <style:style style:name="T4" style:family="text">
      <style:text-properties style:text-position="sub 58%" style:font-name="Times New Roman" fo:font-style="normal" style:font-name-asian="ArialMT" style:font-style-asian="normal" style:font-name-complex="ArialMT" style:font-style-complex="normal"/>
    </style:style>
    <style:style style:name="T5" style:family="text">
      <style:text-properties style:text-position="super 58%" style:font-name="Times New Roman" fo:font-style="normal" style:font-name-asian="ArialMT" style:font-style-asian="normal" style:font-name-complex="ArialMT" style:font-style-complex="normal"/>
    </style:style>
    <style:style style:name="T6" style:family="text">
      <style:text-properties style:use-window-font-color="true" style:text-outline="false" style:text-line-through-style="none" style:font-name="Times New Roman" fo:font-style="normal" fo:text-shadow="none" style:text-underline-style="none" fo:font-weight="normal" style:font-name-asian="Albany" style:font-style-asian="normal" style:font-weight-asian="normal" style:font-name-complex="Albany" style:font-style-complex="normal" style:font-weight-complex="normal" style:text-emphasize="none"/>
    </style:style>
    <style:style style:name="T7" style:family="text">
      <style:text-properties style:use-window-font-color="true" style:text-outline="false" style:text-line-through-style="none" style:font-name="Times New Roman" fo:font-style="italic" fo:text-shadow="none" style:text-underline-style="none" fo:font-weight="normal" style:font-name-asian="Albany" style:font-style-asian="italic" style:font-weight-asian="normal" style:font-name-complex="Albany" style:font-style-complex="italic" style:font-weight-complex="normal" style:text-emphasize="none"/>
    </style:style>
    <style:style style:name="T8" style:family="text">
      <style:text-properties style:font-name-asian="Albany" style:font-name-complex="Albany"/>
    </style:style>
    <style:style style:name="T9" style:family="text">
      <style:text-properties fo:font-style="italic" style:font-name-asian="Albany" style:font-style-asian="italic" style:font-name-complex="Albany" style:font-style-complex="italic"/>
    </style:style>
    <style:style style:name="T10" style:family="text">
      <style:text-properties style:use-window-font-color="true" style:text-outline="false" style:text-line-through-style="none" style:text-position="0% 100%" style:font-name="Segoe UI"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solid" style:text-position="0% 100%" style:font-name="Segoe UI" fo:font-size="10pt" fo:letter-spacing="normal" fo:language="pl" fo:country="PL"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top="0cm" fo:margin-bottom="0cm" style:vertical-pos="from-top" style:horizontal-pos="from-left" style:horizontal-rel="paragraph-content" fo:padding="0cm" fo:border="none"/>
    </style:style>
    <style:style style:name="fr2" style:family="graphic" style:parent-style-name="Formula">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3" style:family="graphic" style:parent-style-name="Formula">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Zeichenformat"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stęp</text:h>
      <text:p text:style-name="Text_20_body"><text:tab/>Obecnie informacja jest bardzo łatwo dostępnym towarem. Wykorzystując Internet, można znaleźć wiele dokumentów, filmów i muzyki, czasem interesujących a czasem nie. Ilość dostępnej informacji jest przytłaczająca i bardzo trudno dokonać poprawnej selekcji informacji, rozumianej jako dobór takich danych, które są faktycznie interesujące. W celu rozwiązania takich problemów zaczęły powstawać serwisy, które na podstawie muzycznych, filmowych czy książkowych kategorii, automatycznie proponowały użytkownikom nowe, pasujące do ich upodobań, utwory – pochodzące z tej samej kategorii, do której wcześniej już użytkownik sięgał. W takim podejściu, użytkownicy są obiektami otrzymującymi pewne etykiety na podstawie skonsumowanej treści. Zbiór informacji o utworach po jakie użytkownik sięgał jest cechą danego użytkownika. Wadą tego procesu jest to, że jakieś treści, które nie dotrą do przynajmniej jednego użytkownika, nie będą dostępne dla żadnego z nich.</text:p>
      <text:p text:style-name="Text_20_body"><text:tab/>Drugim podejściem do problemu selekcji informacji jest umożliwienie użytkownikowi jej przeglądania za pomocą wzorca/klucza lub przykładu. Wzór może się ograniczać do pewnego zbioru podstawowych elementów, składających się razem na informację – na przykład słów. Rezultaty takiego podejścia mogą być bardzo niezadowalające, ponieważ – w zależności od zbioru danych w którym prowadzone jest przeglądanie – wyniki mogą zawierać treści tylko luźno powiązane z zadanym zbiorem. Dodatkowo, klucz może być użyty w kontekście różnym od takiego, jaki jest poszukiwany przez użytkownika. W podejściu tym istotna staje się konstrukcja zbioru informacji. Powinna ona dzielić możliwe rozległy zbiór informacji na odpowiednio małe grupy obiektów, które są do siebie podobne. Wtedy rozpoczynając przeglądanie od interesującego obiektu, otrzymuje się łatwy dostęp do innych obiektów z jego grupy, które mogą nas potencjalnie zainteresować.</text:p>
      <text:p text:style-name="Text_20_body"><text:tab/>Pierwsze podejście do selekcjonowania i wyszukiwania informacji zaprezentowane w tym rozdziale nazywane jest klasyfikacją informacji. Nowych użytkowników serwisu muzycznego oznaczamy etykietą 'rock' jeżeli słucha muzyki rockowej, nie tworzymy nowych etykiet (grup), pozwalamy co najwyżej na kilka przyporządkowań jednego użytkownika do różnych etykiet. </text:p>
      <text:p text:style-name="Text_20_body"><text:tab/>Druga metoda nazywana jest grupowaniem – jest to nienadzorowany proces podziału wzorców (obserwacji, danych, wektorów cech) na grupy (klastry). Stosując grupowanie na całym zbiorze użytkowników serwisu muzycznego można odkryć, że osoby słuchające muzyki jazzowej oraz rockowej często lubią słuchać również bluesa. Na podstawie tak dobranych grup obiektów, (obiektem jest zbiór odsłuchiwanej przez użytkownika muzyki) inni użytkownicy mogliby odkryć <text:soft-page-break/>utwory spoza ich ulubionego gatunku muzycznego, które również by im się spodobały. <text:s/>Przedmiotem tej pracy będzie wyłącznie grupowanie, sposoby jego przyspieszenia oraz usprawnienia. </text:p>
      <text:h text:style-name="Heading_20_2" text:outline-level="2">Zadania obejmujące grupowanie</text:h>
      <text:p text:style-name="Text_20_body">Proces grupowania składa się z kilku kroków wspólnych dla wszystkich tych algorytmów [1].</text:p>
      <text:list xml:id="list32645048" text:style-name="L1">
        <text:list-item>
          <text:p text:style-name="P4">Wybór sposobu reprezentacji obiektów, liczby klas (grup), do których dane będą przydzielane, wybór cech obiektów (ewentualnie można przeprowadzić dodatkowy krok, który spośród wybranych cech wydzieli te, które są najbardziej istotne dla podziału danych).</text:p>
        </text:list-item>
        <text:list-item>
          <text:p text:style-name="P4">Określenie miary podobieństwa odpowiedniej dla rodzaju porównywanych danych.</text:p>
        </text:list-item>
        <text:list-item>
          <text:p text:style-name="P4">Wykonanie grupowania danych.</text:p>
        </text:list-item>
        <text:list-item>
          <text:p text:style-name="P4">Stworzenie zwięzłej i prostej (dla człowieka, albo dla programu – w zależności od celu wykonywania grupowania) reprezentacji wyjściowych zbiorów danych.</text:p>
        </text:list-item>
        <text:list-item>
          <text:p text:style-name="P4">Dokonanie oceny wyników grupowania.</text:p>
        </text:list-item>
      </text:list>
      <text:p text:style-name="Text_20_body"><text:tab/>Sposób reprezentacji obiektu odnosi się do sposobu opisu cech obiektu – reprezentacji liczbowej lub słownej, dziedziny, metody wyznaczenia wartości tych cech (na przykład momenty kształtu opisujące obiekty na obrazie).</text:p>
      <text:p text:style-name="Text_20_body"><text:tab/>Wybór cech obiektu może polegać na wyborze cech o najmniejszej wzajemnej korelacji, takich co do których wiadomo, że dają dobre wyniki grupowania przy określonym rodzaju algorytmu. Można również stworzyć nowe cechy na podstawie już istniejących, co może ułatwić i przyspieszyć porównywanie, pod warunkiem, że umiemy odpowiednio odwzorować kombinację dwóch lub więcej cech do nowej dziedziny. Dodatkowo, wybierając cechy do użycia podczas <text:s/>grupowania, należy pamiętać o tym, że każda cecha to dodatkowy wymiar, który musi znaleźć się na wejściu funkcji obliczającej podobieństwo obiektów. Im mniej cech, tym większą szybkość będą miały algorytmy wrażliwe na liczbę wymiarów, jednocześnie wyniki grupowania mogą być trochę gorsze, bo z każdą odrzuconą cechą tracimy informacje o porównywanych obiektach.</text:p>
      <text:h text:style-name="Heading_20_3" text:outline-level="3">Miara podobieństwa</text:h>
      <text:p text:style-name="Text_20_body"><text:tab/>Jest to najczęściej funkcja odległości pomiędzy dwoma obiektami. Jest wiele różnych funkcji odległości, z czego najpopularniejsza jest odległość Euklidesowa (stanowiąca szczególny przypadek odległości Minkowskiego dla liczby wymiarów równej 2).</text:p>
      <text:p text:style-name="P1"><text:soft-page-break/><draw:frame draw:style-name="fr1" draw:name="Ramka1" text:anchor-type="as-char" svg:y="-0.727cm" svg:width="3.261cm" draw:z-index="0"><draw:text-box fo:min-height="1.154cm"><text:p text:style-name="P3"><draw:frame draw:style-name="fr2" draw:name="Obiekt2" text:anchor-type="paragraph" svg:x="0cm" svg:y="0cm" svg:width="3.261cm" style:rel-width="100%" svg:height="1.154cm" style:rel-height="scale" draw:z-index="1"><draw:object xlink:href="./Object 1" xlink:type="simple" xlink:show="embed" xlink:actuate="onLoad"/><draw:image xlink:href="./ObjectReplacements/Object 1" xlink:type="simple" xlink:show="embed" xlink:actuate="onLoad"/></draw:frame></text:p></draw:text-box></draw:frame></text:p>
      <text:p text:style-name="Text_20_body">Inną miarą odległości pomiędzy dwoma wektorami liczbowymi jest miara Mahalanobisa, wyrażona wzorem:</text:p>
      <text:p text:style-name="Text_20_body"><text:span text:style-name="T1"><text:tab/> </text:span><text:span text:style-name="T2">d</text:span><text:span text:style-name="T4">M</text:span><text:span text:style-name="T2">(x</text:span><text:span text:style-name="T4">i</text:span><text:span text:style-name="T2">, x</text:span><text:span text:style-name="T4">j</text:span><text:span text:style-name="T2">) = (x</text:span><text:span text:style-name="T4">i</text:span><text:span text:style-name="T2"> – x</text:span><text:span text:style-name="T4">j</text:span><text:span text:style-name="T2">)</text:span><text:span text:style-name="T3">Σ</text:span><text:span text:style-name="T5">-1</text:span><text:span text:style-name="T2">(x</text:span><text:span text:style-name="T4">i</text:span><text:span text:style-name="T2"> – x</text:span><text:span text:style-name="T4">j</text:span><text:span text:style-name="T2">)</text:span><text:span text:style-name="T5">T</text:span></text:p>
      <text:p text:style-name="Text_20_body"><text:tab/>Podane powyżej przykłady miar są mało złożone. Takie funkcje można dodatkowo skomplikować i ulepszyć uwzględniając kontekst, czyli najbliższe otoczenie badanego obiektu. W zależności od kontekstu mogą zmienić się wartości opisujące tylko niektóre lub wszystkie cechy obiektu (kontekst nie musi dotyczyć wszystkich cech obiektu). Uwzględnienie kontekstu zwykle pozwala poprawić wyniki grupowania, jednak powoduje dodatkowy narzut obliczeniowy – porównywanie obiektów staje się bardziej kosztowne. Wprowadza również nowe problemy: jak szeroki kontekst brać pod uwagę, z jakimi wagami i dla jakich cech go uwzględniać. Odpowiedzi na te pytania można znaleźć wykonując eksperymenty – badając wyniki grupowania dla różnych wariantów i określając, które grupowanie dało lepsze wyniki (problem ocen wyników grupowanie będzie poruszony w dalszej części artykułu).<text:line-break/><text:tab/>Kolejną możliwością porównywania obiektów jest zdefiniowanie dodatkowych, abstrakcyjnych kryteriów zależnych na przykład od globalnego kontekstu. Grupując punkty na płaszczyźnie można zwracać uwagę jedynie na ich odległości od siebie, ale można wykorzystać inne kryterium – punkty są do siebie podobne, jeżeli są częścią obwiedni tej samej figury geometrycznej. W takim przypadku należy najpierw określić, jakie figury są brane pod uwagę, oraz przeprowadzić wyszukiwanie tych figur w zbiorze danych. Takie podejście daje praktycznie nieograniczone możliwości grupowania treści, pomimo wprowadzenia dodatkowych kosztów obliczeniowych.</text:p>
      <text:h text:style-name="Heading_20_2" text:outline-level="2">Ocena wyników grupowania</text:h>
      <text:p text:style-name="Text_20_body"><text:tab/>Wyniki grupowania stanowią obiekty przydzielone do różnych zbiorów. Jeżeli w warunkach początkowych znalazły się parametry określające zbiory wyjściowe, to może się zdarzyć, że do niektórych z nich nie zostaną przydzielone żadne obiekty, albo że wszystkie obiekty będą przydzielone do jednego zbioru. Oba powyższe warianty wyników mogą być poprawne i pożądane. Aby to ocenić można próbować porównać uzyskane wyniki z wynikami otrzymywanymi za pomocą znanych implementacji podobnych algorytmów grupowania. Można też postawić pytanie, czy wyniki grupowana spełniają cel, który użytkownik chciał osiągnąć. Stwierdzenie czy możliwa jest łatwiejsza selekcja informacji wymaga przeprowadzenia eksperymentów na reprezentatywnej <text:soft-page-break/>grupie potencjalnych odbiorców selekcjonowanych treści.</text:p>
      <text:p text:style-name="Text_20_body"><text:tab/>Jeżeli do grupowania zostały użyte metody oparte na statystyce, walidację wyników można wykonać tylko stosując odpowiednio dobrane metody analizy statystycznej [odniesienie do Jain 1.2, 5str]</text:p>
      <text:p text:style-name="Text_20_body"><text:tab/>Wyniki grupowania można oceniać ze względu na jakość przydziału obiektów do grup. Jeżeli w którejś z grup znajdują się obiekty znacznie odległe od siebie nawzajem, ale jednocześnie spokrewnione ze sobą, poprzez łańcuch podobieństw z innymi obiektami z tego zbioru, to mamy do czynienia z efektem łańcuchowym – błędem grupowania spowodowanym złym dobraniem algorytmu lub kryterium podobieństwa.</text:p>
      <text:p text:style-name="Text_20_body"><text:span text:style-name="T6"><text:tab/>Do oceny grupowania stosuje się różnego rodzaju miary jakości grupowania. Jednym z najbardziej popularnych wskaźników jest miara </text:span><text:span text:style-name="Domyślna_20_czcionka_20_akapitu"><text:span text:style-name="T6">Silhouette [5], wyrażona wzorem:</text:span></text:span></text:p>
      <text:p text:style-name="P1"><draw:frame draw:style-name="fr1" draw:name="Ramka2" text:anchor-type="as-char" svg:y="-0.637cm" svg:width="4.002cm" draw:z-index="2"><draw:text-box fo:min-height="1.03cm"><text:p text:style-name="Drawing"><draw:frame draw:style-name="fr3" draw:name="Obiekt5" text:anchor-type="paragraph" svg:x="0.004cm" svg:y="0.002cm" svg:width="4.002cm" style:rel-width="100%" svg:height="1.03cm" style:rel-height="scale" draw:z-index="3"><draw:object xlink:href="./Object 2" xlink:type="simple" xlink:show="embed" xlink:actuate="onLoad"/><draw:image xlink:href="./ObjectReplacements/Object 2" xlink:type="simple" xlink:show="embed" xlink:actuate="onLoad"/></draw:frame></text:p></draw:text-box></draw:frame></text:p>
      <text:p text:style-name="Text_20_body">Gdzie współczynniki a oraz b, to:</text:p>
      <text:list xml:id="list32677477" text:style-name="L2">
        <text:list-item>
          <text:p text:style-name="P5"><text:span text:style-name="T6">a(i) – średnia odległość pomiędzy obiektem </text:span><text:span text:style-name="T7">i</text:span><text:span text:style-name="T6">, a jego sąsiadami z grupy,</text:span></text:p>
        </text:list-item>
        <text:list-item>
          <text:p text:style-name="P5"><text:span text:style-name="T6">b(i) – najmniejsza średnia odległość pomiędzy obiektem </text:span><text:span text:style-name="T7">i</text:span><text:span text:style-name="T6">, a obiektami z innej grupy (nazywanej grupą sąsiadującą).</text:span></text:p>
        </text:list-item>
      </text:list>
      <text:p text:style-name="Text_20_body"><text:span text:style-name="Domyślna_20_czcionka_20_akapitu"><text:span text:style-name="T8">Parametry te można obliczyć dla jednej z grup lub całego zbioru. Średnie </text:span></text:span><text:span text:style-name="Domyślna_20_czcionka_20_akapitu"><text:span text:style-name="T9">s(i)</text:span></text:span><text:span text:style-name="Domyślna_20_czcionka_20_akapitu"><text:span text:style-name="T8"> <text:s/>dla jednej grupy określają jej gęstość, natomiast średnie </text:span></text:span><text:span text:style-name="Domyślna_20_czcionka_20_akapitu"><text:span text:style-name="T9">s(i)</text:span></text:span><text:span text:style-name="Domyślna_20_czcionka_20_akapitu"><text:span text:style-name="T8"> obliczone dla całego analizowanego zbioru danych określają jakość grupowania.</text:span></text:span></text:p>
      <text:p text:style-name="Text_20_body"><text:span text:style-name="Domyślna_20_czcionka_20_akapitu"><text:span text:style-name="T8"><text:tab/>Wartości </text:span></text:span><text:span text:style-name="Domyślna_20_czcionka_20_akapitu"><text:span text:style-name="T9">s(i)</text:span></text:span><text:span text:style-name="Domyślna_20_czcionka_20_akapitu"><text:span text:style-name="T8"> zmieniają się od -1 do 1. Jeżeli wartość jest bliżej -1 oznacza to, że element </text:span></text:span><text:span text:style-name="Domyślna_20_czcionka_20_akapitu"><text:span text:style-name="T9">i</text:span></text:span><text:span text:style-name="Domyślna_20_czcionka_20_akapitu"><text:span text:style-name="T8"> powinien być zakwalifikowany do grupy sąsiadującej. Jeżeli wartość </text:span></text:span><text:span text:style-name="Domyślna_20_czcionka_20_akapitu"><text:span text:style-name="T9">s(i)</text:span></text:span><text:span text:style-name="Domyślna_20_czcionka_20_akapitu"><text:span text:style-name="T8"> znajduje się bliżej 1, oznacza to, że obiekt </text:span></text:span><text:span text:style-name="Domyślna_20_czcionka_20_akapitu"><text:span text:style-name="T9">i</text:span></text:span><text:span text:style-name="Domyślna_20_czcionka_20_akapitu"><text:span text:style-name="T8"> został poprawnie zgrupowany. Natomiast jeżeli wartość </text:span></text:span><text:span text:style-name="Domyślna_20_czcionka_20_akapitu"><text:span text:style-name="T9">s(i)</text:span></text:span><text:span text:style-name="Domyślna_20_czcionka_20_akapitu"><text:span text:style-name="T8"> znajduje się w pobliżu <text:s/>0, oznacza to, że obiekt </text:span></text:span><text:span text:style-name="Domyślna_20_czcionka_20_akapitu"><text:span text:style-name="T9">i</text:span></text:span><text:span text:style-name="Domyślna_20_czcionka_20_akapitu"><text:span text:style-name="T8"> znajduje się na granicy dwóch odpowiednich dla niego grup (odrobinę powyżej zera – obiekt jest w lepszej grupie, odrobinę poniżej zera – obiekt jest w gorszej grupie).</text:span></text:span></text:p>
      <text:p text:style-name="P2"><text:span text:style-name="Domyślna_20_czcionka_20_akapitu"><text:tab/>Rezultaty działania algorytmu grupowania mogą być również poddane ocenie poprzez porównanie ich, z wynikami grupowania wykonanego przez człowieka. Załóżmy, że danymi wejściowymi jest zbiór artykułów prezentowanych na konferencjach naukowych. Prezentacje zostały przez organizatorów (na podstawie znajomości treści lub abstraktów artykułów, recenzji, deklaracji autorów) podzielone na sekcje tematyczne. Być może algorytm przeprowadzający </text:span><text:soft-page-break/><text:span text:style-name="Domyślna_20_czcionka_20_akapitu">grupowanie powinien podzielić te artykuły na takie same grupy. Jednak należy pamiętać o tym, że podział wykonany przez człowieka nie musiał być najlepszym możliwym.</text:span></text:p>
      <text:p text:style-name="P2"><text:tab/>Przykładem na niedoskonałą ocenę człowieka są różnice, jakie występują przy doborze tagów dla dokumentów. Twórcy artykułów często oznaczają je słowami kluczowymi, które stosunkowo rzadko występują w tekście. Czytelnicy – wolontariusze, którzy mieli za zadanie oznaczać przeglądane materiały najczęściej dobierali inne zestawy słów kluczowych, ze zbioru takich słów, które częściej występowały w tekście. [Potrzebne dobre uzasadnienie w bibliografii].<office:annotation><dc:creator>Zbigniew Tadeusz Manasterski</dc:creator><dc:date>2013-02-07T22:43:19.14</dc:date><text:p text:style-name="P6"><text:span text:style-name="T10">Informacja o tym, że autorzy tagowali dokumenty zupełnie inaczej ni</text:span><text:span text:style-name="T11">ż</text:span><text:span text:style-name="T10"> wolontariusze.</text:span></text:p><text:p text:style-name="P6"><text:span text:style-name="T10"/></text:p><text:p text:style-name="P6"><text:span text:style-name="T10">http://www.mendeley.com/catalog/authors-vs-readers-comparative-study-document-metadata-content-www-categories-subject-descriptors/</text:span></text:p><text:p text:style-name="P6"><text:span text:style-name="T10"/></text:p><text:p text:style-name="P6"><text:span text:style-name="T10"><text:s/></text:span><text:span text:style-name="T10">Odwołanie do bibliografii.</text:span></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SegoeUI" svg:font-family="SegoeUI"/>
    <style:font-face style:name="Times New Roman1" svg:font-family="'Times New Roman', 'Times New Roman'" style:font-family-generic="roman"/>
    <style:font-face style:name="ArialMT" svg:font-family="ArialMT" style:font-family-generic="swiss"/>
    <style:font-face style:name="Segoe UI" svg:font-family="'Segoe UI'" style:font-family-generic="swiss"/>
    <style:font-face style:name="Albany" svg:font-family="Albany"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Segoe UI1" svg:font-family="'Segoe UI'" style:font-family-generic="swiss" style:font-pitch="variable"/>
    <style:font-face style:name="Times New Roman2"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top="0cm" fo:margin-bottom="0.212cm" fo:line-height="150%" style:page-number="auto">
        <style:tab-stops/>
      </style:paragraph-properties>
      <style:text-properties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er" style:next-style-name="Text_20_body" style:default-outline-level="1" style:class="text" style:master-page-name="">
      <style:paragraph-properties fo:margin-top="0.499cm" fo:margin-bottom="0.499cm" fo:line-height="150%"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paragraph-properties fo:margin-top="0.499cm" fo:margin-bottom="0.499cm" fo:line-height="150%"/>
      <style:text-properties fo:font-size="14pt" fo:font-style="italic" fo:font-weight="bold" style:font-size-asian="14pt" style:font-style-asian="italic" style:font-weight-asian="bold" style:font-size-complex="14pt" style:font-style-complex="italic" style:font-weight-complex="bold"/>
    </style:style>
    <style:style style:name="Default" style:family="paragraph" style:parent-style-name="Standard" style:master-page-name="">
      <style:paragraph-properties fo:text-align="start" style:justify-single-word="false" fo:hyphenation-ladder-count="no-limit" style:page-number="auto" style:text-autospace="none"/>
      <style:text-properties fo:color="#000000" style:font-name="Times New Roman1" fo:font-size="12pt" style:font-name-asian="Times New Roman1" style:font-size-asian="12pt" style:font-name-complex="Times New Roman1" style:font-size-complex="12pt" fo:hyphenate="true" fo:hyphenation-remain-char-count="2" fo:hyphenation-push-char-count="2"/>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style:style>
    <style:style style:name="Heading_20_3" style:display-name="Heading 3" style:family="paragraph" style:parent-style-name="Header" style:next-style-name="Text_20_body" style:default-outline-level="3" style:class="text">
      <style:paragraph-properties fo:margin-top="0.499cm" fo:margin-bottom="0.499cm" fo:line-height="150%"/>
      <style:text-properties fo:font-size="14pt" fo:font-weight="bold" style:font-size-asian="14pt" style:font-weight-asian="bold" style:font-size-complex="14pt" style:font-weight-complex="bold"/>
    </style:style>
    <style:style style:name="Drawing"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Domyślna_20_czcionka_20_akapitu" style:display-name="Domyślna czcionka akapitu" style:family="text"/>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Zbigniew Tadeusz Manasterski</meta:initial-creator>
    <meta:creation-date>2013-02-04T21:19:18.07</meta:creation-date>
    <dc:date>2013-02-28T12:23:24.51</dc:date>
    <dc:creator>Zbigniew Tadeusz Manasterski</dc:creator>
    <meta:editing-duration>P5DT1H54M13S</meta:editing-duration>
    <meta:editing-cycles>67</meta:editing-cycles>
    <meta:generator>LibreOffice/3.4$Win32 LibreOffice_project/340m1$Build-302</meta:generator>
    <meta:document-statistic meta:table-count="0" meta:image-count="0" meta:object-count="2" meta:page-count="5" meta:paragraph-count="33" meta:word-count="1337" meta:character-count="10004" meta:non-whitespace-character-count="8684"/>
  </office:meta>
</office:document-meta>
</file>

<file path=Object 1/content.xml><?xml version="1.0" encoding="utf-8"?>
<math xmlns="http://www.w3.org/1998/Math/MathML">
  <semantics>
    <mrow>
      <msup>
        <mrow>
          <mo stretchy="false">(</mo>
          <mrow>
            <mrow>
              <munderover>
                <mo stretchy="false">∑</mo>
                <mrow>
                  <mrow>
                    <mi>k</mi>
                    <mo stretchy="false">=</mo>
                    <mn>1</mn>
                  </mrow>
                </mrow>
                <mrow>
                  <mi>d</mi>
                </mrow>
              </munderover>
              <msup>
                <mrow>
                  <mo stretchy="false">∣</mo>
                  <mrow>
                    <mrow>
                      <msub>
                        <mi>x</mi>
                        <mrow>
                          <mi>i</mi>
                          <mi>,</mi>
                          <mi>k</mi>
                        </mrow>
                      </msub>
                      <mo stretchy="false">−</mo>
                      <msub>
                        <mi>y</mi>
                        <mrow>
                          <mi>j</mi>
                          <mi>,</mi>
                          <mi>k</mi>
                        </mrow>
                      </msub>
                    </mrow>
                  </mrow>
                  <mo stretchy="false">∣</mo>
                </mrow>
                <mrow>
                  <mi>p</mi>
                </mrow>
              </msup>
            </mrow>
          </mrow>
          <mo stretchy="false">)</mo>
        </mrow>
        <mrow>
          <mfrac>
            <mrow>
              <mn>1</mn>
            </mrow>
            <mrow>
              <mi>p</mi>
            </mrow>
          </mfrac>
        </mrow>
      </msup>
    </mrow>
    <annotation encoding="StarMath 5.0">(SUM from{	k = 1} to{d} lline x_{i,k} - y_{j,k}  rline  ^{p}) ^{{1} over {p} }</annotation>
  </semantics>
</math>
</file>

<file path=Object 2/content.xml><?xml version="1.0" encoding="utf-8"?>
<math xmlns="http://www.w3.org/1998/Math/MathML">
  <semantics>
    <mrow>
      <mi>s</mi>
      <mrow>
        <mrow>
          <mo stretchy="false">(</mo>
          <mrow>
            <mi>i</mi>
          </mrow>
          <mo stretchy="false">)</mo>
        </mrow>
        <mo stretchy="false">=</mo>
        <mfrac>
          <mrow>
            <mi>b</mi>
            <mrow>
              <mrow>
                <mo stretchy="false">(</mo>
                <mrow>
                  <mi>i</mi>
                </mrow>
                <mo stretchy="false">)</mo>
              </mrow>
              <mo stretchy="false">−</mo>
              <mi>a</mi>
            </mrow>
            <mrow>
              <mo stretchy="false">(</mo>
              <mrow>
                <mi>i</mi>
              </mrow>
              <mo stretchy="false">)</mo>
            </mrow>
          </mrow>
          <mrow>
            <mi mathvariant="italic">max</mi>
            <mrow>
              <mo stretchy="false">{</mo>
              <mrow>
                <mi>a</mi>
                <mrow>
                  <mo stretchy="false">(</mo>
                  <mrow>
                    <mi>i</mi>
                  </mrow>
                  <mo stretchy="false">)</mo>
                </mrow>
                <mi>,</mi>
                <mi>b</mi>
                <mrow>
                  <mo stretchy="false">(</mo>
                  <mrow>
                    <mi>i</mi>
                  </mrow>
                  <mo stretchy="false">)</mo>
                </mrow>
              </mrow>
              <mo stretchy="false">}</mo>
            </mrow>
          </mrow>
        </mfrac>
      </mrow>
    </mrow>
    <annotation encoding="StarMath 5.0">s(i) = {b(i) - a(i)} over { max lbrace a(i), b(i) rbrace }</annotation>
  </semantics>
</math>
</file>